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curiosito, scendi a controllare, ma all'improvviso un golin ti salta addosso e ti aggredisce, facendoti cadere la torcia. La tua spada è inutilizzabile nello stretto cunicolo e sembri spacciato.</text:p>
      <text:p text:style-name="Standard"/>
      <text:p text:style-name="Standard">Se hai ottenuto il coltello alla taverna, leggi UNO.</text:p>
      <text:p text:style-name="Standard">Altrimenti, leggi DU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1S</meta:editing-duration>
    <meta:editing-cycles>3</meta:editing-cycles>
    <meta:generator>OpenOffice/4.1.7$Win32 OpenOffice.org_project/417m1$Build-9800</meta:generator>
    <dc:date>2019-11-27T13:44:29.61</dc:date>
    <meta:document-statistic meta:table-count="0" meta:image-count="0" meta:object-count="0" meta:page-count="1" meta:paragraph-count="3" meta:word-count="41" meta:character-count="270"/>
    <dc:creator>Pietro Gomba</dc:creator>
    <meta:user-defined meta:name="Info 1"/>
    <meta:user-defined meta:name="Info 2"/>
    <meta:user-defined meta:name="Info 3"/>
    <meta:user-defined meta:name="Info 4"/>
  </office:meta>
</office:document-meta>
</file>